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11cm" fo:min-width="6.991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99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41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objectwithoutfill">
      <style:graphic-properties svg:stroke-color="#ffd320" draw:fill="none" draw:textarea-vertical-align="middle"/>
    </style:style>
    <style:style style:name="gr18" style:family="graphic" style:parent-style-name="objectwithoutfill">
      <style:graphic-properties svg:stroke-color="#ffd32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cm" fo:min-width="6.991cm"/>
    </style:style>
    <style:style style:name="gr20" style:family="graphic" style:parent-style-name="standard">
      <style:graphic-properties draw:stroke="none" draw:fill="none" fo:min-height="5.68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528cm"/>
    </style:style>
    <style:style style:name="gr23" style:family="graphic" style:parent-style-name="standard">
      <style:graphic-properties draw:stroke="none" svg:stroke-color="#000000" draw:fill="none" draw:fill-color="#ffffff" fo:min-height="2.351cm"/>
    </style:style>
    <style:style style:name="gr24" style:family="graphic" style:parent-style-name="standard">
      <style:graphic-properties draw:stroke="none" svg:stroke-color="#000000" draw:fill="none" draw:fill-color="#ffffff" fo:min-height="0.911cm"/>
    </style:style>
    <style:style style:name="gr25" style:family="graphic" style:parent-style-name="standard">
      <style:graphic-properties draw:stroke="none" svg:stroke-color="#000000" draw:fill="none" draw:fill-color="#ffffff" fo:min-height="1.02cm"/>
    </style:style>
    <style:style style:name="gr26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" style:family="text">
      <style:text-properties fo:font-size="18pt"/>
    </style:style>
    <style:style style:name="T2" style:family="text">
      <style:text-properties fo:color="#ff3333" fo:font-size="16pt" style:font-size-asian="16pt" style:font-size-complex="16pt"/>
    </style:style>
    <style:style style:name="T3" style:family="text">
      <style:text-properties fo:color="#9900ff" fo:font-size="16pt" style:font-size-asian="16pt" style:font-size-complex="16pt"/>
    </style:style>
    <style:style style:name="T4" style:family="text">
      <style:text-properties fo:color="#ff33ff" fo:font-size="16pt" style:font-size-asian="16pt" style:font-size-complex="16pt"/>
    </style:style>
    <style:style style:name="T5" style:family="text">
      <style:text-properties fo:color="#6666ff" fo:font-size="16pt" style:font-size-asian="16pt" style:font-size-complex="16pt"/>
    </style:style>
    <style:style style:name="T6" style:family="text">
      <style:text-properties fo:color="#99ff66" fo:font-size="16pt" style:font-size-asian="16pt" style:font-size-complex="16pt"/>
    </style:style>
    <style:style style:name="T7" style:family="text">
      <style:text-properties fo:color="#ff6600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7e0021" fo:font-size="16pt" style:font-size-asian="16pt" style:font-size-complex="16pt"/>
    </style:style>
    <style:style style:name="T10" style:family="text">
      <style:text-properties fo:color="#669900" fo:font-size="16pt" style:font-size-asian="16pt" style:font-size-complex="16pt"/>
    </style:style>
    <style:style style:name="T11" style:family="text">
      <style:text-properties fo:color="#00ffff" fo:font-size="16pt" style:font-size-asian="16pt" style:font-size-complex="16pt"/>
    </style:style>
    <style:style style:name="T12" style:family="text">
      <style:text-properties fo:color="#ffd320"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5" style:family="text">
      <style:text-properties fo:color="#6666ff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99ff66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333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461cm" svg:height="2.921cm" svg:x="14.97cm" svg:y="17.891cm">
          <text:p text:style-name="P1"><text:span text:style-name="T1">GNC</text:span></text:p>
        </draw:rect>
        <draw:rect draw:style-name="gr1" draw:text-style-name="P2" draw:layer="layout" svg:width="5.461cm" svg:height="2.921cm" svg:x="7.985cm" svg:y="17.891cm">
          <text:p text:style-name="P1"><text:span text:style-name="T1">Image</text:span></text:p>
          <text:p text:style-name="P1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1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1"><text:span text:style-name="T1">WatchDog</text:span></text:p>
        </draw:rect>
        <draw:rect draw:style-name="gr1" draw:text-style-name="P2" xml:id="id1" draw:id="id1" draw:layer="layout" svg:width="5.461cm" svg:height="2.921cm" svg:x="7.985cm" svg:y="2.905cm">
          <text:p text:style-name="P1"><text:span text:style-name="T1">S/C </text:span></text:p>
        </draw:rect>
        <draw:rect draw:style-name="gr1" draw:text-style-name="P2" draw:layer="layout" svg:width="5.461cm" svg:height="2.921cm" svg:x="7.985cm" svg:y="10.208cm">
          <text:p text:style-name="P1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1"><text:span text:style-name="T1">Camera</text:span></text:p>
        </draw:ellipse>
        <draw:connector draw:style-name="gr2" draw:text-style-name="P1" draw:layer="layout" svg:x1="13.446cm" svg:y1="4.365cm" svg:x2="13.446cm" svg:y2="4.365cm" draw:start-shape="id1" draw:end-shape="id1" draw:end-glue-point="1" svg:d="M13446 4365z">
          <text:p/>
        </draw:connector>
        <draw:frame draw:style-name="gr3" draw:text-style-name="P3" draw:layer="layout" svg:width="7.491cm" svg:height="6.561cm" svg:x="13.7cm" svg:y="3.413cm">
          <draw:text-box>
            <text:p><text:span text:style-name="T2">OSPRE Status</text:span></text:p>
            <text:p><text:span text:style-name="T3">Data Request</text:span></text:p>
            <text:p><text:span text:style-name="T4">Pointing Request</text:span></text:p>
            <text:p><text:span text:style-name="T5">Solution Message</text:span></text:p>
            <text:p><text:span text:style-name="T6">Spacecraft Data Message</text:span></text:p>
            <text:p><text:span text:style-name="T7">Spacecraft Status</text:span></text:p>
            <text:p><text:span text:style-name="T8">I</text:span><text:span text:style-name="T9">mage Message</text:span></text:p>
            <text:p><text:span text:style-name="T10">Image Adjustment Message</text:span></text:p>
            <text:p><text:span text:style-name="T11">Processed Image Message</text:span></text:p>
            <text:p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7" draw:text-style-name="P1" draw:layer="layout" svg:x1="1.254cm" svg:y1="17.764cm" svg:x2="7.985cm" svg:y2="12.43cm">
          <text:p/>
        </draw:line>
        <draw:line draw:style-name="gr7" draw:text-style-name="P1" draw:layer="layout" svg:x1="9.001cm" svg:y1="10.271cm" svg:x2="9.001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4" draw:layer="layout" svg:width="4.572cm" svg:height="1.191cm" svg:x="2.397cm" svg:y="4.937cm">
          <draw:text-box>
            <text:p><text:span text:style-name="T13">External Communication</text:span></text:p>
          </draw:text-box>
        </draw:frame>
        <draw:frame draw:style-name="gr15" draw:text-style-name="P4" draw:layer="layout" svg:width="3.683cm" svg:height="1.191cm" svg:x="2.143cm" svg:y="8.445cm">
          <draw:text-box>
            <text:p><text:span text:style-name="T13">Internal Communication</text:span></text:p>
          </draw:text-box>
        </draw:frame>
        <draw:frame draw:style-name="gr16" draw:text-style-name="P5" draw:layer="layout" svg:width="10.795cm" svg:height="1.673cm" svg:x="3.286cm" svg:y="1.254cm">
          <draw:text-box>
            <text:p><text:span text:style-name="T1">Normal Message Flow Option 1. (Data Message Request Receive)</text:span></text:p>
          </draw:text-box>
        </draw:frame>
        <draw:line draw:style-name="gr17" draw:text-style-name="P1" draw:layer="layout" svg:x1="15.86cm" svg:y1="17.891cm" svg:x2="12.177cm" svg:y2="15.605cm">
          <text:p/>
        </draw:line>
        <draw:line draw:style-name="gr18" draw:text-style-name="P1" draw:layer="layout" svg:x1="12.177cm" svg:y1="15.605cm" svg:x2="4.176cm" svg:y2="17.764cm">
          <text:p/>
        </draw:line>
      </draw:page>
      <draw:page draw:name="page2" draw:style-name="dp1" draw:master-page-name="Default">
        <draw:rect draw:style-name="gr1" draw:text-style-name="P2" draw:layer="layout" svg:width="5.461cm" svg:height="2.921cm" svg:x="14.97cm" svg:y="17.891cm">
          <text:p text:style-name="P1"><text:span text:style-name="T1">GNC</text:span></text:p>
        </draw:rect>
        <draw:rect draw:style-name="gr1" draw:text-style-name="P2" draw:layer="layout" svg:width="5.461cm" svg:height="2.921cm" svg:x="7.985cm" svg:y="17.891cm">
          <text:p text:style-name="P1"><text:span text:style-name="T1">Image</text:span></text:p>
          <text:p text:style-name="P1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1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1"><text:span text:style-name="T1">WatchDog</text:span></text:p>
        </draw:rect>
        <draw:rect draw:style-name="gr1" draw:text-style-name="P2" xml:id="id2" draw:id="id2" draw:layer="layout" svg:width="5.461cm" svg:height="2.921cm" svg:x="7.985cm" svg:y="2.905cm">
          <text:p text:style-name="P1"><text:span text:style-name="T1">S/C </text:span></text:p>
        </draw:rect>
        <draw:rect draw:style-name="gr1" draw:text-style-name="P2" draw:layer="layout" svg:width="5.461cm" svg:height="2.921cm" svg:x="7.985cm" svg:y="10.208cm">
          <text:p text:style-name="P1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1"><text:span text:style-name="T1">Camera</text:span></text:p>
        </draw:ellipse>
        <draw:connector draw:style-name="gr2" draw:text-style-name="P1" draw:layer="layout" svg:x1="13.446cm" svg:y1="4.365cm" svg:x2="13.446cm" svg:y2="4.365cm" draw:start-shape="id2" draw:end-shape="id2" draw:end-glue-point="1" svg:d="M13446 4365z">
          <text:p/>
        </draw:connector>
        <draw:frame draw:style-name="gr19" draw:text-style-name="P3" draw:layer="layout" svg:width="7.491cm" svg:height="5.93cm" svg:x="13.7cm" svg:y="3.413cm">
          <draw:text-box>
            <text:p><text:span text:style-name="T2">OSPRE Status</text:span></text:p>
            <text:p><text:span text:style-name="T4">Pointing Request</text:span></text:p>
            <text:p><text:span text:style-name="T5">Solution Message</text:span></text:p>
            <text:p><text:span text:style-name="T6">Spacecraft Data Message</text:span></text:p>
            <text:p><text:span text:style-name="T7">Spacecraft Status</text:span></text:p>
            <text:p><text:span text:style-name="T8">I</text:span><text:span text:style-name="T9">mage Message</text:span></text:p>
            <text:p><text:span text:style-name="T10">Image Adjustment Message</text:span></text:p>
            <text:p><text:span text:style-name="T11">Processed Image Message</text:span></text:p>
            <text:p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4" draw:layer="layout" svg:width="4.572cm" svg:height="1.191cm" svg:x="2.397cm" svg:y="4.937cm">
          <draw:text-box>
            <text:p><text:span text:style-name="T13">External Communication</text:span></text:p>
          </draw:text-box>
        </draw:frame>
        <draw:frame draw:style-name="gr15" draw:text-style-name="P4" draw:layer="layout" svg:width="3.683cm" svg:height="1.191cm" svg:x="2.143cm" svg:y="8.445cm">
          <draw:text-box>
            <text:p><text:span text:style-name="T13">Internal Communication</text:span></text:p>
          </draw:text-box>
        </draw:frame>
        <draw:frame draw:style-name="gr16" draw:text-style-name="P5" draw:layer="layout" svg:width="10.795cm" svg:height="1.673cm" svg:x="3.286cm" svg:y="1.254cm">
          <draw:text-box>
            <text:p><text:span text:style-name="T1">Normal Message Flow Option 2. (Data Message Auto Update)</text:span></text:p>
          </draw:text-box>
        </draw:frame>
        <draw:line draw:style-name="gr17" draw:text-style-name="P1" draw:layer="layout" svg:x1="15.859cm" svg:y1="17.891cm" svg:x2="12.176cm" svg:y2="15.605cm">
          <text:p/>
        </draw:line>
        <draw:line draw:style-name="gr18" draw:text-style-name="P1" draw:layer="layout" svg:x1="12.176cm" svg:y1="15.605cm" svg:x2="4.175cm" svg:y2="17.764cm">
          <text:p/>
        </draw:line>
      </draw:page>
      <draw:page draw:name="page3" draw:style-name="dp1" draw:master-page-name="Default">
        <draw:frame draw:style-name="gr16" draw:layer="layout" svg:width="11.43cm" svg:height="1.673cm" svg:x="2.397cm" svg:y="1.508cm">
          <draw:text-box>
            <text:p>WatchDog Message Flow / Sleep Mode</text:p>
          </draw:text-box>
        </draw:frame>
        <draw:rect draw:style-name="gr1" draw:text-style-name="P1" draw:layer="layout" svg:width="6.096cm" svg:height="2.794cm" svg:x="7.338cm" svg:y="4.175cm">
          <text:p text:style-name="P1">S/C</text:p>
        </draw:rect>
        <draw:rect draw:style-name="gr1" draw:text-style-name="P1" draw:layer="layout" svg:width="6.096cm" svg:height="2.794cm" svg:x="7.338cm" svg:y="9.128cm">
          <text:p text:style-name="P1">S/C Comms</text:p>
        </draw:rect>
        <draw:rect draw:style-name="gr1" draw:text-style-name="P1" draw:layer="layout" svg:width="6.096cm" svg:height="2.794cm" svg:x="0.365cm" svg:y="21.71cm">
          <text:p text:style-name="P1">Camera </text:p>
          <text:p text:style-name="P1">Control</text:p>
        </draw:rect>
        <draw:rect draw:style-name="gr1" draw:text-style-name="P1" draw:layer="layout" svg:width="6.096cm" svg:height="2.794cm" svg:x="14.97cm" svg:y="21.71cm">
          <text:p text:style-name="P1">GNC</text:p>
        </draw:rect>
        <draw:rect draw:style-name="gr1" draw:text-style-name="P1" draw:layer="layout" svg:width="6.096cm" svg:height="2.794cm" svg:x="7.338cm" svg:y="21.71cm">
          <text:p text:style-name="P1">Image Processing</text:p>
        </draw:rect>
        <draw:rect draw:style-name="gr1" draw:text-style-name="P1" draw:layer="layout" svg:width="6.096cm" svg:height="2.794cm" svg:x="7.338cm" svg:y="15.097cm">
          <text:p text:style-name="P1">Watch Dog</text:p>
        </draw:rect>
        <draw:frame draw:style-name="gr20" draw:text-style-name="P7" draw:layer="layout" svg:width="6.477cm" svg:height="5.931cm" svg:x="14.113cm" svg:y="4.467cm">
          <draw:text-box>
            <text:p text:style-name="P6"><text:span text:style-name="T14">OSPRE Status</text:span></text:p>
            <text:p text:style-name="P6"><text:span text:style-name="T15">Process Health and Status Request:</text:span></text:p>
            <text:p text:style-name="P6"><text:span text:style-name="T16">Process Health and Status Response:</text:span></text:p>
            <text:p text:style-name="P6"><text:span text:style-name="T17"/></text:p>
          </draw:text-box>
        </draw:frame>
        <draw:line draw:style-name="gr6" draw:text-style-name="P1" draw:layer="layout" svg:x1="10.652cm" svg:y1="14.97cm" svg:x2="10.652cm" svg:y2="11.922cm">
          <text:p/>
        </draw:line>
        <draw:line draw:style-name="gr6" draw:text-style-name="P1" draw:layer="layout" svg:x1="10.525cm" svg:y1="9.001cm" svg:x2="10.525cm" svg:y2="6.969cm">
          <text:p/>
        </draw:line>
        <draw:line draw:style-name="gr10" draw:text-style-name="P1" draw:layer="layout" svg:x1="2.524cm" svg:y1="21.574cm" svg:x2="7.223cm" svg:y2="16.367cm">
          <text:p/>
        </draw:line>
        <draw:line draw:style-name="gr10" draw:text-style-name="P1" draw:layer="layout" svg:x1="10.271cm" svg:y1="21.574cm" svg:x2="10.271cm" svg:y2="18.018cm">
          <text:p/>
        </draw:line>
        <draw:line draw:style-name="gr10" draw:text-style-name="P1" draw:layer="layout" svg:x1="18.272cm" svg:y1="21.574cm" svg:x2="13.573cm" svg:y2="17.129cm">
          <text:p/>
        </draw:line>
        <draw:line draw:style-name="gr10" draw:text-style-name="P1" draw:layer="layout" svg:x1="9.001cm" svg:y1="11.922cm" svg:x2="9.001cm" svg:y2="15.224cm">
          <text:p/>
        </draw:line>
        <draw:ellipse draw:style-name="gr1" draw:text-style-name="P1" draw:layer="layout" svg:width="4.191cm" svg:height="3.429cm" svg:x="16.113cm" svg:y="13.827cm">
          <text:p text:style-name="P1">SOM </text:p>
          <text:p text:style-name="P1">Temperature</text:p>
          <text:p text:style-name="P1">Sensors</text:p>
        </draw:ellipse>
        <draw:line draw:style-name="gr9" draw:text-style-name="P1" draw:layer="layout" svg:x1="7.35cm" svg:y1="17.764cm" svg:x2="5.191cm" svg:y2="21.701cm">
          <text:p/>
        </draw:line>
        <draw:line draw:style-name="gr9" draw:text-style-name="P1" draw:layer="layout" svg:x1="9.255cm" svg:y1="18.018cm" svg:x2="9.255cm" svg:y2="21.701cm">
          <text:p/>
        </draw:line>
        <draw:line draw:style-name="gr9" draw:text-style-name="P1" draw:layer="layout" svg:x1="12.557cm" svg:y1="17.764cm" svg:x2="15.986cm" svg:y2="21.701cm">
          <text:p/>
        </draw:line>
        <draw:line draw:style-name="gr9" draw:text-style-name="P1" draw:layer="layout" svg:x1="11.922cm" svg:y1="15.097cm" svg:x2="11.922cm" svg:y2="11.795cm">
          <text:p/>
        </draw:line>
        <draw:line draw:style-name="gr21" draw:text-style-name="P1" draw:layer="layout" svg:x1="16.113cm" svg:y1="15.605cm" svg:x2="13.319cm" svg:y2="16.113cm">
          <text:p/>
        </draw:line>
      </draw:page>
      <draw:page draw:name="page4" draw:style-name="dp1" draw:master-page-name="Default">
        <draw:frame draw:style-name="gr22" draw:layer="layout" svg:width="14.986cm" svg:height="1.778cm" svg:x="3.794cm" svg:y="1.381cm">
          <draw:text-box>
            <text:p>Watch Dog / Controller Logic Flow</text:p>
          </draw:text-box>
        </draw:frame>
        <draw:rect draw:style-name="gr1" draw:text-style-name="P1" draw:layer="layout" svg:width="7.62cm" svg:height="3.048cm" svg:x="5.826cm" svg:y="3.032cm">
          <text:p text:style-name="P1">All Input Received</text:p>
          <text:p text:style-name="P1"><text:s/>or timeout occurs</text:p>
        </draw:rect>
        <draw:rect draw:style-name="gr1" draw:text-style-name="P1" draw:layer="layout" svg:width="5.461cm" svg:height="4.318cm" svg:x="1.635cm" svg:y="7.477cm">
          <text:p text:style-name="P1">All Processes </text:p>
          <text:p text:style-name="P1">Healthy</text:p>
        </draw:rect>
        <draw:rect draw:style-name="gr1" draw:text-style-name="P1" draw:layer="layout" svg:width="6.604cm" svg:height="4.572cm" svg:x="11.16cm" svg:y="7.35cm">
          <text:p text:style-name="P1">One or More Process </text:p>
          <text:p text:style-name="P1">Sick or Unresponsive</text:p>
        </draw:rect>
        <draw:line draw:style-name="gr21" draw:text-style-name="P1" draw:layer="layout" svg:x1="2.905cm" svg:y1="11.795cm" svg:x2="2.905cm" svg:y2="14.208cm">
          <text:p/>
        </draw:line>
        <draw:line draw:style-name="gr21" draw:text-style-name="P1" draw:layer="layout" svg:x1="6.969cm" svg:y1="6.207cm" svg:x2="5.826cm" svg:y2="7.604cm">
          <text:p/>
        </draw:line>
        <draw:line draw:style-name="gr21" draw:text-style-name="P1" draw:layer="layout" svg:x1="11.287cm" svg:y1="6.207cm" svg:x2="12.557cm" svg:y2="7.096cm">
          <text:p/>
        </draw:line>
        <draw:line draw:style-name="gr21" draw:text-style-name="P1" draw:layer="layout" svg:x1="12.557cm" svg:y1="11.795cm" svg:x2="10.398cm" svg:y2="14.716cm">
          <text:p/>
        </draw:line>
        <draw:line draw:style-name="gr21" draw:text-style-name="P1" draw:layer="layout" svg:x1="16.939cm" svg:y1="11.858cm" svg:x2="17.383cm" svg:y2="14.97cm">
          <text:p/>
        </draw:line>
        <draw:rect draw:style-name="gr1" draw:text-style-name="P1" draw:layer="layout" svg:width="4.445cm" svg:height="2.794cm" svg:x="7.731cm" svg:y="14.716cm">
          <text:p text:style-name="P1">Process</text:p>
          <text:p text:style-name="P1">Unresponsive</text:p>
        </draw:rect>
        <draw:rect draw:style-name="gr1" draw:text-style-name="P1" draw:layer="layout" svg:width="5.207cm" svg:height="3.048cm" svg:x="14.716cm" svg:y="14.906cm">
          <text:p text:style-name="P1">Process Sick</text:p>
        </draw:rect>
        <draw:line draw:style-name="gr21" draw:text-style-name="P1" draw:layer="layout" svg:x1="17.256cm" svg:y1="18.145cm" svg:x2="17.256cm" svg:y2="19.415cm">
          <text:p/>
        </draw:line>
        <draw:frame draw:style-name="gr23" draw:text-style-name="P4" draw:layer="layout" svg:width="5.842cm" svg:height="2.601cm" svg:x="14.335cm" svg:y="19.542cm">
          <draw:text-box>
            <text:p><text:span text:style-name="T13">Processes will try to fix themselves. <text:s/>If they cannot fix themselves, they will exit. <text:s/></text:span></text:p>
          </draw:text-box>
        </draw:frame>
        <draw:line draw:style-name="gr21" draw:text-style-name="P1" draw:layer="layout" svg:x1="10.144cm" svg:y1="17.383cm" svg:x2="10.144cm" svg:y2="18.907cm">
          <text:p/>
        </draw:line>
        <draw:rect draw:style-name="gr1" draw:text-style-name="P1" draw:layer="layout" svg:width="4.445cm" svg:height="2.794cm" svg:x="7.985cm" svg:y="18.78cm">
          <text:p text:style-name="P1">Try to </text:p>
          <text:p text:style-name="P1">reconnect</text:p>
        </draw:rect>
        <draw:line draw:style-name="gr21" draw:text-style-name="P1" draw:layer="layout" svg:x1="10.017cm" svg:y1="21.574cm" svg:x2="10.017cm" svg:y2="23.352cm">
          <text:p/>
        </draw:line>
        <draw:line draw:style-name="gr21" draw:text-style-name="P1" draw:layer="layout" svg:x1="7.985cm" svg:y1="19.796cm" svg:x2="4.175cm" svg:y2="15.986cm">
          <text:p/>
        </draw:line>
        <draw:frame draw:style-name="gr24" draw:text-style-name="P4" draw:layer="layout" svg:width="2.214cm" svg:height="1.161cm" draw:transform="rotate (-0.701971425153174) translate (5.136cm 17.833cm)">
          <draw:text-box>
            <text:p><text:span text:style-name="T13">Success</text:span></text:p>
          </draw:text-box>
        </draw:frame>
        <draw:frame draw:style-name="gr25" draw:text-style-name="P4" draw:layer="layout" svg:width="2.159cm" svg:height="1.27cm" svg:x="7.731cm" svg:y="21.828cm">
          <draw:text-box>
            <text:p><text:span text:style-name="T13">Failure</text:span></text:p>
          </draw:text-box>
        </draw:frame>
        <draw:rect draw:style-name="gr1" draw:text-style-name="P1" draw:layer="layout" svg:width="4.953cm" svg:height="2.667cm" svg:x="7.477cm" svg:y="23.225cm">
          <text:p text:style-name="P1">Kill and</text:p>
          <text:p text:style-name="P1"><text:s/>Restart OSPRE</text:p>
        </draw:rect>
        <draw:frame draw:style-name="gr22" draw:text-style-name="P4" draw:layer="layout" svg:width="3.937cm" svg:height="1.778cm" svg:x="1.889cm" svg:y="14.335cm">
          <draw:text-box>
            <text:p><text:span text:style-name="T13">Send normal OSPRE Status message </text:span></text:p>
          </draw:text-box>
        </draw:frame>
        <draw:line draw:style-name="gr21" draw:text-style-name="P1" draw:layer="layout" svg:x1="12.43cm" svg:y1="24.114cm" svg:x2="14.843cm" svg:y2="24.241cm">
          <text:p/>
        </draw:line>
        <draw:frame draw:style-name="gr25" draw:text-style-name="P4" draw:layer="layout" svg:width="2.159cm" svg:height="1.27cm" svg:x="12.811cm" svg:y="24.368cm">
          <draw:text-box>
            <text:p><text:span text:style-name="T13">Failure</text:span></text:p>
          </draw:text-box>
        </draw:frame>
        <draw:frame draw:style-name="gr23" draw:text-style-name="P4" draw:layer="layout" svg:width="4.191cm" svg:height="2.601cm" svg:x="15.097cm" svg:y="23.479cm">
          <draw:text-box>
            <text:p><text:span text:style-name="T13">Send OSPRE Status message indicating problem and requiring restart</text:span></text:p>
          </draw:text-box>
        </draw:frame>
      </draw:page>
      <draw:page draw:name="page5" draw:style-name="dp1" draw:master-page-name="Default">
        <draw:frame draw:style-name="gr26" draw:layer="layout" svg:width="8.89cm" svg:height="1.651cm" svg:x="6.715cm" svg:y="1.762cm">
          <draw:text-box>
            <text:p>Normal Operational Logic </text:p>
          </draw:text-box>
        </draw:frame>
        <draw:rect draw:style-name="gr1" draw:text-style-name="P1" xml:id="id3" draw:id="id3" draw:layer="layout" svg:width="10.541cm" svg:height="2.921cm" svg:x="5.953cm" svg:y="3.413cm">
          <text:p text:style-name="P1">Capture an Image</text:p>
        </draw:rect>
        <draw:rect draw:style-name="gr1" draw:text-style-name="P1" xml:id="id4" draw:id="id4" draw:layer="layout" svg:width="10.541cm" svg:height="2.921cm" svg:x="5.953cm" svg:y="8.62cm">
          <text:p text:style-name="P1">Process the Image for </text:p>
          <text:p text:style-name="P1">Center of the Body, Angular Diameter</text:p>
          <text:p text:style-name="P1"><text:s/>and Exposure settings</text:p>
        </draw:rect>
        <draw:rect draw:style-name="gr1" draw:text-style-name="P1" xml:id="id5" draw:id="id5" draw:layer="layout" svg:width="10.541cm" svg:height="2.921cm" svg:x="5.953cm" svg:y="13.573cm">
          <text:p text:style-name="P1">Compute Solution</text:p>
        </draw:rect>
        <draw:rect draw:style-name="gr1" draw:text-style-name="P1" xml:id="id6" draw:id="id6" draw:layer="layout" svg:width="10.541cm" svg:height="2.921cm" svg:x="5.953cm" svg:y="18.272cm">
          <text:p text:style-name="P1">Report Solution</text:p>
        </draw:rect>
        <draw:connector draw:style-name="gr21" draw:text-style-name="P1" draw:layer="layout" svg:x1="11.223cm" svg:y1="6.334cm" svg:x2="11.223cm" svg:y2="8.62cm" draw:start-shape="id3" draw:start-glue-point="2" draw:end-shape="id4" draw:end-glue-point="0" svg:d="M11223 6334v2286">
          <text:p/>
        </draw:connector>
        <draw:connector draw:style-name="gr21" draw:text-style-name="P1" draw:layer="layout" svg:x1="11.223cm" svg:y1="11.541cm" svg:x2="11.223cm" svg:y2="13.573cm" draw:start-shape="id4" draw:start-glue-point="2" draw:end-shape="id5" draw:end-glue-point="0" svg:d="M11223 11541v2032">
          <text:p/>
        </draw:connector>
        <draw:connector draw:style-name="gr21" draw:text-style-name="P1" draw:layer="layout" svg:x1="11.223cm" svg:y1="16.494cm" svg:x2="11.223cm" svg:y2="18.272cm" draw:start-shape="id5" draw:start-glue-point="2" draw:end-shape="id6" draw:end-glue-point="0" svg:d="M11223 16494v1778">
          <text:p/>
        </draw:connector>
        <draw:connector draw:style-name="gr21" draw:text-style-name="P1" draw:layer="layout" draw:line-skew="1.023cm" svg:x1="16.494cm" svg:y1="19.732cm" svg:x2="16.494cm" svg:y2="4.873cm" draw:start-shape="id6" draw:start-glue-point="1" draw:end-shape="id3" svg:d="M16494 19732h1524v-14859h-15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 draw:shadow="hidden" draw:shadow-offset-x="0.203cm" draw:shadow-offset-y="0.203cm" draw:shadow-color="#99ff66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'ÇlÇr ñæí©'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th Zegelstein</meta:initial-creator>
    <meta:creation-date>2016-10-25T19:16:39</meta:creation-date>
    <dc:date>2016-11-14T20:51:14</dc:date>
    <dc:creator>Seth Zegelstein</dc:creator>
    <meta:editing-duration>PT3H29M39S</meta:editing-duration>
    <meta:editing-cycles>19</meta:editing-cycles>
    <meta:generator>OpenOffice/4.1.3$Unix OpenOffice.org_project/413m1$Build-9783</meta:generator>
    <meta:document-statistic meta:object-count="113"/>
  </office:meta>
</office:document-meta>
</file>